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1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nry Iliowizi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ly 19, 1893</text:p>
      <text:p text:style-name="P6">Month<text:tab/><text:tab/><text:tab/><text:tab/><text:tab/><text:tab/>July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Asbury Park</text:p>
      <text:p text:style-name="P6">State<text:tab/><text:tab/><text:tab/><text:tab/><text:tab/><text:tab/>NJ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Colonnade Hotel/</text:p>
      <text:p text:style-name="P2">Philip Hildrich, Proprietor./</text:p>
      <text:p text:style-name="P4">Asbury Park, N. J. July 19th 1893/</text:p>
      <text:p text:style-name="P3">Rev. Dr. S. Morais,/</text:p>
      <text:p text:style-name="P3">My dear and honored sir,/</text:p>
      <text:p text:style-name="P3"><text:tab/>I am in possession of both your valued/ letters and it is a matter of sincere regret to/ me that, prompted by a feeling of generosity,/ you deprive me of the pleasant sense/ of having rendered a slight service to one/ of my most revered friends at a time/ when everyone would have deemed it an/ honor to stand in his place and pray for/ his restoration to health and usefulness./ <text:s/>It is not to be, and your thanks for/ kindnesses shown embarrass me rather/ than gratify. <text:s/>I will lose no time in/ writing to some of my clerical friends/ to call on you./</text:p>
      <text:p text:style-name="P3"><text:tab/>With the kindest regards of Mrs./ Iliowizi and myself for yourself and your/ dear ones, I am as ever/ Most sincerely yours/ Henry Iliowiz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4:48:26.05</meta:creation-date>
    <dc:date>2011-12-14T15:09:24.93</dc:date>
    <dc:creator>Penn Libraries</dc:creator>
    <meta:editing-duration>PT00H05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314" meta:character-count="2077"/>
  </office:meta>
</office:document-meta>
</file>